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2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0909in" fo:break-before="auto" style:use-optimal-row-height="false"/>
    </style:style>
    <style:style style:name="ro4" style:family="table-row">
      <style:table-row-properties style:row-height="0.1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ackground-color="#dde8c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Platooning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55" calcext:value-type="float">
            <text:p>55</text:p>
          </table:table-cell>
          <table:table-cell table:style-name="ce6" table:formula="of:=AVERAGE([.D3:.D7])" office:value-type="float" office:value="83" calcext:value-type="float">
            <text:p>83</text:p>
          </table:table-cell>
          <table:table-cell table:style-name="ce6" table:formula="of:=AVERAGE([.E3:.E7])" office:value-type="float" office:value="103" calcext:value-type="float">
            <text:p>103</text:p>
          </table:table-cell>
          <table:table-cell table:style-name="ce6" table:formula="of:=AVERAGE([.F3:.F7])" office:value-type="float" office:value="67" calcext:value-type="float">
            <text:p>67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16.867127793433" calcext:value-type="float">
            <text:p>17</text:p>
          </table:table-cell>
          <table:table-cell table:style-name="ce6" table:formula="of:=STDEV([.D3:.D7])" office:value-type="float" office:value="11.5108644332213" calcext:value-type="float">
            <text:p>12</text:p>
          </table:table-cell>
          <table:table-cell table:style-name="ce6" table:formula="of:=STDEV([.E3:.E7])" office:value-type="float" office:value="80.049984384758" calcext:value-type="float">
            <text:p>80</text:p>
          </table:table-cell>
          <table:table-cell table:style-name="ce6" table:formula="of:=STDEV([.F3:.F7])" office:value-type="float" office:value="16.8077363139716" calcext:value-type="float">
            <text:p>17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tudents: 13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Space-based system" table:style-name="ta1">
        <table:table-column table:style-name="co1" table:default-cell-style-name="Default"/>
        <table:table-column table:style-name="co3" table:default-cell-style-name="ce2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27" calcext:value-type="float">
            <text:p>4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32.2" calcext:value-type="float">
            <text:p>32</text:p>
          </table:table-cell>
          <table:table-cell table:style-name="ce6" table:formula="of:=AVERAGE([.D3:.D7])" office:value-type="float" office:value="77.6" calcext:value-type="float">
            <text:p>78</text:p>
          </table:table-cell>
          <table:table-cell table:style-name="ce6" table:formula="of:=AVERAGE([.E3:.E7])" office:value-type="float" office:value="207.6" calcext:value-type="float">
            <text:p>208</text:p>
          </table:table-cell>
          <table:table-cell table:style-name="ce6" table:formula="of:=AVERAGE([.F3:.F7])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4.7116875957559" calcext:value-type="float">
            <text:p>5</text:p>
          </table:table-cell>
          <table:table-cell table:style-name="ce6" table:formula="of:=STDEV([.D3:.D7])" office:value-type="float" office:value="14.0107101889947" calcext:value-type="float">
            <text:p>14</text:p>
          </table:table-cell>
          <table:table-cell table:style-name="ce6" table:formula="of:=STDEV([.E3:.E7])" office:value-type="float" office:value="125.611703276407" calcext:value-type="float">
            <text:p>126</text:p>
          </table:table-cell>
          <table:table-cell table:style-name="ce6" table:formula="of:=STDEV([.F3:.F7])" office:value-type="float" office:value="9.61769203083567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tudents: 15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</table:table>
      <table:table table:name="Automated braking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33" calcext:value-type="float">
            <text:p>33</text:p>
          </table:table-cell>
          <table:table-cell table:style-name="ce6" table:formula="of:=AVERAGE([.D3:.D7])" office:value-type="float" office:value="83" calcext:value-type="float">
            <text:p>83</text:p>
          </table:table-cell>
          <table:table-cell table:style-name="ce6" table:formula="of:=AVERAGE([.E3:.E7])" office:value-type="float" office:value="222.2" calcext:value-type="float">
            <text:p>222</text:p>
          </table:table-cell>
          <table:table-cell table:style-name="ce6" table:formula="of:=AVERAGE([.F3:.F7])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7.10633520177595" calcext:value-type="float">
            <text:p>7</text:p>
          </table:table-cell>
          <table:table-cell table:style-name="ce6" table:formula="of:=STDEV([.D3:.D7])" office:value-type="float" office:value="21.9658826364888" calcext:value-type="float">
            <text:p>22</text:p>
          </table:table-cell>
          <table:table-cell table:style-name="ce6" table:formula="of:=STDEV([.E3:.E7])" office:value-type="float" office:value="83.983331679566" calcext:value-type="float">
            <text:p>84</text:p>
          </table:table-cell>
          <table:table-cell table:style-name="ce6" table:formula="of:=STDEV([.F3:.F7])" office:value-type="float" office:value="18.907670401189" calcext:value-type="float">
            <text:p>1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udents: 13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Overall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7"/>
          <table:table-cell table:style-name="ce8" office:value-type="string" calcext:value-type="string">
            <text:p>TTool + AI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9" table:formula="of:=AVERAGE([$Platooning.C8];[$'Space-based system'.C8];[$'Automated braking'.C8])" office:value-type="float" office:value="40.0666666666667" calcext:value-type="float">
            <text:p>40</text:p>
          </table:table-cell>
          <table:table-cell table:style-name="ce9" table:formula="of:=AVERAGE([$Platooning.D8];[$'Space-based system'.D8];[$'Automated braking'.D8])" office:value-type="float" office:value="81.2" calcext:value-type="float">
            <text:p>81</text:p>
          </table:table-cell>
          <table:table-cell table:style-name="ce9" table:formula="of:=AVERAGE([$Platooning.E8];[$'Space-based system'.E8];[$'Automated braking'.E8])" office:value-type="float" office:value="177.6" calcext:value-type="float">
            <text:p>178</text:p>
          </table:table-cell>
          <table:table-cell table:style-name="ce9" table:formula="of:=AVERAGE([$Platooning.F8];[$'Space-based system'.F8];[$'Automated braking'.F8])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 dev.</text:p>
          </table:table-cell>
          <table:table-cell table:style-name="ce9" table:formula="of:=AVERAGE([$Platooning.C9];[$'Space-based system'.C9];[$'Automated braking'.C9])" office:value-type="float" office:value="9.56171686365495" calcext:value-type="float">
            <text:p>10</text:p>
          </table:table-cell>
          <table:table-cell table:style-name="ce9" table:formula="of:=AVERAGE([$Platooning.D9];[$'Space-based system'.D9];[$'Automated braking'.D9])" office:value-type="float" office:value="15.8291524195683" calcext:value-type="float">
            <text:p>16</text:p>
          </table:table-cell>
          <table:table-cell table:style-name="ce9" table:formula="of:=AVERAGE([$Platooning.E9];[$'Space-based system'.E9];[$'Automated braking'.E9])" office:value-type="float" office:value="96.5483397802435" calcext:value-type="float">
            <text:p>97</text:p>
          </table:table-cell>
          <table:table-cell table:style-name="ce9" table:formula="of:=AVERAGE([$Platooning.F9];[$'Space-based system'.F9];[$'Automated braking'.F9])" office:value-type="float" office:value="15.1110329153321" calcext:value-type="float">
            <text:p>15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">
          <table:table-cell table:style-name="ce7"/>
          <table:table-cell table:style-name="ce8" office:value-type="string" calcext:value-type="string">
            <text:p>Students</text:p>
          </table:table-cell>
          <table:table-cell table:style-name="ce1" office:value-type="string" calcext:value-type="string">
            <text:p>Time BD (s)</text:p>
          </table:table-cell>
          <table:table-cell table:style-name="ce1" office:value-type="string" calcext:value-type="string">
            <text:p>Grade BD (/100)</text:p>
          </table:table-cell>
          <table:table-cell table:style-name="ce1" office:value-type="string" calcext:value-type="string">
            <text:p>Time SMD (s)</text:p>
          </table:table-cell>
          <table:table-cell table:style-name="ce1" office:value-type="string" calcext:value-type="string">
            <text:p>Grade SMD (/100)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9" table:formula="of:=AVERAGE([$Platooning.C14];[$'Space-based system'.C14];[$'Automated braking'.C14])" office:value-type="float" office:value="2700" calcext:value-type="float">
            <text:p>2700</text:p>
          </table:table-cell>
          <table:table-cell table:style-name="ce9" table:formula="of:=AVERAGE([$Platooning.D14];[$'Space-based system'.D14];[$'Automated braking'.D14])" office:value-type="float" office:value="70.3333333333333" calcext:value-type="float">
            <text:p>70</text:p>
          </table:table-cell>
          <table:table-cell table:style-name="ce9" table:formula="of:=AVERAGE([$Platooning.E14];[$'Space-based system'.E14];[$'Automated braking'.E14])" office:value-type="float" office:value="2700" calcext:value-type="float">
            <text:p>2700</text:p>
          </table:table-cell>
          <table:table-cell table:style-name="ce9" table:formula="of:=AVERAGE([$Platooning.F14];[$'Space-based system'.F14];[$'Automated braking'.F14])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 dev.</text:p>
          </table:table-cell>
          <table:table-cell table:style-name="ce9"/>
          <table:table-cell table:style-name="ce9" table:formula="of:=AVERAGE([$Platooning.D15];[$'Space-based system'.D15];[$'Automated braking'.D15])" office:value-type="float" office:value="26.3333333333333" calcext:value-type="float">
            <text:p>26</text:p>
          </table:table-cell>
          <table:table-cell table:style-name="ce9"/>
          <table:table-cell table:style-name="ce9" table:formula="of:=AVERAGE([$Platooning.F15];[$'Space-based system'.F15];[$'Automated braking'.F15])" office:value-type="float" office:value="32.3333333333333" calcext:value-type="float">
            <text:p>3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3T16:04:07.034610469</meta:creation-date>
    <dc:date>2023-10-04T10:31:45.658447214</dc:date>
    <meta:editing-duration>PT16H9M49S</meta:editing-duration>
    <meta:editing-cycles>20</meta:editing-cycles>
    <meta:generator>LibreOffice/7.1.0.3$MacOSX_X86_64 LibreOffice_project/f6099ecf3d29644b5008cc8f48f42f4a40986e4c</meta:generator>
    <meta:document-statistic meta:table-count="4" meta:cell-count="228" meta:object-count="0"/>
  </office:meta>
</office:document-meta>
</file>